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office:value-type="string" calcext:value-type="string">
            <text:p>radian? per %ssecond squared</text:p>
          </table:table-cell>
          <table:table-cell table:style-name="ce48" office:value-type="string" calcext:value-type="string">
            <text:p>rad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17:08:40.41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5T17:12:05.639000000</dc:date>
    <meta:editing-duration>P3DT17H45M59S</meta:editing-duration>
    <meta:editing-cycles>2904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61" meta:object-count="0"/>
  </office:meta>
</office:document-meta>
</file>